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A. Cohe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5628</text:p>
      <text:p text:style-name="P2">Date (derived from Gregorian calendar)<text:tab/>2 March 1868</text:p>
      <text:p text:style-name="P2">Month<text:tab/><text:tab/><text:tab/><text:tab/><text:tab/><text:tab/>March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4"><text:span text:style-name="T1">New York March 2</text:span><text:span text:style-name="T2">nd</text:span><text:span text:style-name="T1"> 5628/</text:span></text:p>
      <text:p text:style-name="P2"><text:span text:style-name="T1">Revd Sir/</text:span></text:p>
      <text:p text:style-name="P2"><text:span text:style-name="T1"><text:tab/>I have just received/ from my father a letter with/ which is enclosed one for the/ Late lamented Isaac Leeser [Hebrew]/ Knowing you dear Sir to have/ been intimately acquainted with/ him I deem it most proper to/ forward the letter to you and/ as I have been instructed by my/ father as to the purport of the/ same I believe you will be at/ full liberty to unseal it more/ especially as my father informs/ me that he received a letter of/ you on the same subject which/ is concerning a [Hebrew] All/ expenses that may be incurred may/ be charged to me If you need/ a [Hebrew] I wish to recommend--/ Rabbi L Philips of this city who/</text:span></text:p>
      <text:p text:style-name="P2"><text:span text:style-name="T1"/></text:p>
      <text:p text:style-name="P2"><text:span text:style-name="T1">[Page 2]</text:span></text:p>
      <text:p text:style-name="P2"><text:span text:style-name="T1">is a friend of mine and who/ would charge as low as possible/ He was engaged some two/ years ago for the same purpose/ by the Late lamented Isaac/ Leeser [Hebrew] I trust you will/ excuse the poorness of my/ hebrew[sic] writing as I am suffering/ from an affliction of the/ right hand Hoping Revd/ Sir to hear soon of you and/ with sentiments of esteem/</text:span></text:p>
      <text:p text:style-name="P2"><text:span text:style-name="T1"><text:tab/>I am/</text:span></text:p>
      <text:p text:style-name="P2"><text:span text:style-name="T1"><text:tab/><text:tab/>Respectfully yours/</text:span></text:p>
      <text:p text:style-name="P2"><text:span text:style-name="T1"><text:tab/><text:tab/>Joseph A Cohen/</text:span></text:p>
      <text:p text:style-name="P2"><text:span text:style-name="T1"><text:tab/><text:tab/>Teacher at the/</text:span></text:p>
      <text:p text:style-name="P2"><text:span text:style-name="T1"><text:tab/><text:tab/>Hebrew Free school/</text:span></text:p>
      <text:p text:style-name="P2"><text:span text:style-name="T1"><text:tab/>Address 48 Avenue B between/</text:span></text:p>
      <text:p text:style-name="P2"><text:span text:style-name="T1"><text:tab/><text:tab/>3</text:span><text:span text:style-name="T2">rd</text:span><text:span text:style-name="T1"> and 4</text:span><text:span text:style-name="T2">th</text:span><text:span text:style-name="T1"> S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09:11:44</meta:creation-date>
    <dc:date>2009-04-30T09:25:11</dc:date>
    <dc:language>en-US</dc:language>
    <meta:editing-cycles>2</meta:editing-cycles>
    <meta:editing-duration>PT13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3" meta:word-count="384" meta:character-count="2422"/>
  </office:meta>
</office:document-meta>
</file>